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3.895cm"/>
    </style:style>
    <style:style style:name="pr10" style:family="presentation" style:parent-style-name="lyt-bluelinesgrad-outline1">
      <style:graphic-properties fo:min-height="13.161cm"/>
    </style:style>
    <style:style style:name="pr11" style:family="presentation" style:parent-style-name="lyt-bluelinesgrad-outline1">
      <style:graphic-properties fo:min-height="12.6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10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5" draw:layer="layout" svg:width="25.199cm" svg:height="11.886cm" svg:x="0.963cm" svg:y="5.894cm" presentation:class="outline" presentation:user-transformed="true">
          <draw:text-box>
            <text:list text:style-name="L2">
              <text:list-header>
                <text:p><text:span text:style-name="T2">//ex3</text:span><text:span text:style-name="T2"><text:line-break/></text:span><text:span text:style-name="T2">Functions:</text:span><text:span text:style-name="T2"><text:line-break/></text:span><text:span text:style-name="T2"><text:line-break/></text:span><text:span text:style-name="T2">void add1(int val)</text:span><text:span text:style-name="T2"><text:line-break/></text:span><text:span text:style-name="T2"> <text:s text:c="3"/>{</text:span><text:span text:style-name="T2"><text:line-break/></text:span><text:span text:style-name="T2"> <text:s text:c="3"/>val = val + 1; <text:s/>//What is the easy way?</text:span><text:span text:style-name="T2"><text:line-break/></text:span><text:span text:style-name="T2"> <text:s text:c="3"/>print(“In add1, val = %d\n”,val);</text:span><text:span text:style-name="T2"><text:line-break/></text:span><text:span text:style-name="T2"> <text:s text:c="3"/>}</text:span><text:span text:style-name="T2"><text:line-break/></text:span><text:span text:style-name="T2">//Not what you expect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draw:frame presentation:style-name="pr1" draw:layer="layout" svg:width="25.199cm" svg:height="3.506cm" svg:x="1.4cm" svg:y="0.837cm" presentation:class="title">
          <draw:text-box>
            <text:p>Functions:return a value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int add1(int val)</text:p>
                <text:p>{</text:p>
                <text:p><text:s text:c="4"/>val += 1; <text:s text:c="3"/></text:p>
                <text:p><text:s text:c="4"/>printf("In add1, val = %d\n",val);</text:p>
                <text:p><text:s text:c="4"/>return val+1;</text:p>
                <text:p>} </text:p>
                <text:p/>
              </text:list-header>
            </text:list>
          </draw:text-box>
        </draw:frame>
        <anim:par presentation:node-type="timing-root">
          <anim:par smil:begin="id26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draw:frame presentation:style-name="pr1" draw:layer="layout" svg:width="25.199cm" svg:height="3.506cm" svg:x="1.4cm" svg:y="0.837cm" presentation:class="title">
          <draw:text-box>
            <text:p>Return values in arg list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What if you want to return more than one value?</text:p>
                <text:p>Can be handled a couple of ways, TBEL<text:line-break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11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>A list of like elements</text:p>
              </text:list-item>
              <text:list-item>
                <text:p>Elements can be accessed programmatically </text:p>
              </text:list-item>
              <text:list-item>
                <text:p>Array of size 'n' , indexes range from 0 to n-1</text:p>
              </text:list-item>
              <text:list-item>
                <text:p>An array element can be used any place a simple variable can be used.</text:p>
              </text:list-item>
              <text:list-item>
                <text:p>Arrays of just about anything.</text:p>
              </text:list-item>
              <text:list-item>
                <text:p>The value used to chose which element is the '”index”. <text:s/>[x]</text:p>
              </text:list-item>
            </text:list>
          </draw:text-box>
        </draw:frame>
        <anim:par presentation:node-type="timing-root">
          <anim:par smil:begin="id28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draw:frame presentation:style-name="pr1" draw:layer="layout" svg:width="25.199cm" svg:height="3.506cm" svg:x="1.4cm" svg:y="0.837cm" presentation:class="title">
          <draw:text-box>
            <text:p>Strings (ex5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Just an array of characters</text:p>
              </text:list-item>
              <text:list-item>
                <text:p>However we can use the text we want in quotes to initialize it. <text:s/>Or do it “the hard way”, but there is seldom a reason. <text:s/>Note: the hard way, is used to initialize arrays of numeric values (int or float—and other types)</text:p>
              </text:list-item>
              <text:list-item>
                <text:p>All functions expect a numeric value of zero to mark the end of the string</text:p>
              </text:list-item>
            </text:list>
          </draw:text-box>
        </draw:frame>
        <anim:par presentation:node-type="timing-root">
          <anim:par smil:begin="id2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draw:frame presentation:style-name="pr1" draw:layer="layout" svg:width="25.199cm" svg:height="3.506cm" svg:x="1.4cm" svg:y="0.837cm" presentation:class="title">
          <draw:text-box>
            <text:p>Address, pointers, and arrays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1">Now the hard stuff (ex6)</text:p>
              </text:list-header>
              <text:list-item>
                <text:p>The computer memory stores everything (program and variables)</text:p>
              </text:list-item>
              <text:list-item>
                <text:p>Memory is just a huge array of byte (8 bit) values.</text:p>
              </text:list-item>
              <text:list-item>
                <text:p>The “index” of one of these locations is called the address. <text:s/></text:p>
              </text:list-item>
            </text:list>
          </draw:text-box>
        </draw:frame>
        <anim:par presentation:node-type="timing-root">
          <anim:par smil:begin="id3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1" draw:id="id31">
        <draw:frame presentation:style-name="pr1" draw:layer="layout" svg:width="25.199cm" svg:height="3.506cm" svg:x="1.4cm" svg:y="0.837cm" presentation:class="title">
          <draw:text-box>
            <text:p>Address, pointers, and arrays #2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A special type of variable holds the address of a variable (or other stuff) and is called a pointer variable</text:p>
              </text:list-item>
              <text:list-item>
                <text:p>In the variable definition, a “*” after the type indicates the variable will hold a “pointer” address.<text:line-break/><text:line-break/>Eg. <text:s/>int* intpointer; //int* means integer pointer</text:p>
              </text:list-item>
            </text:list>
          </draw:text-box>
        </draw:frame>
        <anim:par presentation:node-type="timing-root">
          <anim:par smil:begin="id31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2" draw:id="id32">
        <draw:frame presentation:style-name="pr1" draw:layer="layout" svg:width="25.199cm" svg:height="3.506cm" svg:x="1.4cm" svg:y="0.837cm" presentation:class="title">
          <draw:text-box>
            <text:p>Address, pointers, and arrays #3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In the program body, if we want the “value” of something that is pointed to we puts a “*” before the variable name</text:p>
              </text:list-item>
              <text:list-item>
                <text:p>Also, if we want the address of a regular variable we put an “&amp;” in front of the variable</text:p>
              </text:list-item>
              <text:list-item>
                <text:p>Whoa! <text:s/>This is important.... really important.</text:p>
              </text:list-item>
            </text:list>
          </draw:text-box>
        </draw:frame>
        <anim:par presentation:node-type="timing-root">
          <anim:par smil:begin="id3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3" draw:id="id33">
        <draw:frame presentation:style-name="pr1" draw:layer="layout" svg:width="25.199cm" svg:height="3.506cm" svg:x="1.4cm" svg:y="0.837cm" presentation:class="title">
          <draw:text-box>
            <text:p>Address, pointers, and arrays #4</text:p>
          </draw:text-box>
        </draw:frame>
        <draw:frame presentation:style-name="pr2" draw:layer="layout" svg:width="25.199cm" svg:height="13.395cm" svg:x="1.979cm" svg:y="5.64cm" presentation:class="outline" presentation:user-transformed="true">
          <draw:text-box>
            <text:list text:style-name="L2">
              <text:list-header>
                <text:p>So important we'll talk about it for a while.</text:p>
              </text:list-header>
              <text:list-item>
                <text:p>What does the compiler do when define a variable (intrinsic or arrays)?</text:p>
              </text:list-item>
              <text:list-item>
                <text:p>The address of an array is the address of the [0] element. <text:s/>Can take the address of any element. <text:s/></text:p>
              </text:list-item>
              <text:list-item>
                <text:p>int a,b,c; //isn't much different than</text:p>
              </text:list-item>
              <text:list-item>
                <text:p>int arr[3]; //except we can use an index instead of the different names</text:p>
              </text:list-item>
            </text:list>
          </draw:text-box>
        </draw:frame>
        <anim:par presentation:node-type="timing-root">
          <anim:par smil:begin="id3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4" draw:id="id34">
        <draw:frame presentation:style-name="pr1" draw:layer="layout" svg:width="25.199cm" svg:height="3.506cm" svg:x="1.4cm" svg:y="0.837cm" presentation:class="title">
          <draw:text-box>
            <text:p>variables:local and global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We've defined variables inside a function, they are “local” to the function. <text:s/>When we exit function, there value is lost.</text:p>
              </text:list-item>
              <text:list-item>
                <text:p>Can also define outside of functions, they must just appear before we reference them</text:p>
              </text:list-item>
              <text:list-item>
                <text:p/>
              </text:list-item>
              <text:list-item>
                <text:p>(ex7)</text:p>
              </text:list-item>
            </text:list>
          </draw:text-box>
        </draw:frame>
        <anim:par presentation:node-type="timing-root">
          <anim:par smil:begin="id3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5" draw:id="id35">
        <draw:frame presentation:style-name="pr1" draw:layer="layout" svg:width="25.199cm" svg:height="3.506cm" svg:x="1.4cm" svg:y="0.837cm" presentation:class="title">
          <draw:text-box>
            <text:p>Time to talk about the “stack”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See pictures on whiteboard</text:p>
              </text:list-item>
            </text:list>
          </draw:text-box>
        </draw:frame>
        <anim:par presentation:node-type="timing-root">
          <anim:par smil:begin="id35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5H22M44S</meta:editing-duration>
    <meta:editing-cycles>24</meta:editing-cycles>
    <dc:date>2014-08-13T21:15:31.09</dc:date>
    <dc:creator>David Klamet</dc:creator>
    <meta:generator>OpenOffice/4.1.0$Win32 OpenOffice.org_project/410m18$Build-9764</meta:generator>
    <meta:document-statistic meta:object-count="183"/>
  </office:meta>
</office:document-meta>
</file>